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d56a"/>
    </style:style>
    <style:style style:name="P2" style:family="paragraph" style:parent-style-name="Subtitle">
      <style:text-properties officeooo:paragraph-rsid="0016d56a"/>
    </style:style>
    <style:style style:name="T1" style:family="text">
      <style:text-properties officeooo:rsid="0016d56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ubarbeit</text:p>
      <text:p text:style-name="P2"><text:span text:style-name="T1">Antwort auf </text:span><text:a xlink:type="simple" xlink:href="https://www.gutefrage.net/frage/peter-traegt-einen-koffer-mit-der-masse-25kg-in-ein-13-m-hoher-gelegenes-stockwerk-dabei-verrichtet-er-eine-arbeit-von-949-kjwie-schwer-ist-peter" text:style-name="Internet_20_link" text:visited-style-name="Visited_20_Internet_20_Link"><text:span text:style-name="T1">Wie schwer ist Peter?</text:span></text:a></text:p>
      <text:p text:style-name="P1"><draw:frame draw:style-name="fr1" draw:name="Objekt1" text:anchor-type="as-char" svg:y="-1.716cm" svg:width="5.405cm" svg:height="3.2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13:04.078901146</meta:creation-date>
    <dc:date>2018-10-08T11:22:13.602223350</dc:date>
    <meta:editing-duration>PT9M11S</meta:editing-duration>
    <meta:editing-cycles>1</meta:editing-cycles>
    <meta:document-statistic meta:table-count="0" meta:image-count="0" meta:object-count="1" meta:page-count="1" meta:paragraph-count="3" meta:word-count="7" meta:character-count="42" meta:non-whitespace-character-count="37"/>
    <meta:generator>LibreOffice/6.0.5.2$Linux_X86_64 LibreOffice_project/0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i>W</mi>
        </mtd>
        <mtd>
          <mrow>
            <mspace width="0.5em"/>
            <mo stretchy="false">=</mo>
            <mspace width="0.5em"/>
          </mrow>
        </mtd>
        <mtd>
          <mrow>
            <mrow>
              <mo fence="true" stretchy="false">(</mo>
              <mrow>
                <mrow>
                  <msub>
                    <mi>m</mi>
                    <mi mathvariant="italic">Koffer</mi>
                  </msub>
                  <mo stretchy="false">+</mo>
                  <msub>
                    <mi>m</mi>
                    <mi mathvariant="italic">Peter</mi>
                  </msub>
                </mrow>
              </mrow>
              <mo fence="true" stretchy="false">)</mo>
            </mrow>
            <mi>g</mi>
            <mi>h</mi>
          </mrow>
        </mtd>
      </mtr>
      <mtr>
        <mtd>
          <mi>W</mi>
        </mtd>
        <mtd>
          <mrow>
            <mspace width="0.5em"/>
            <mo stretchy="false">=</mo>
            <mspace width="0.5em"/>
          </mrow>
        </mtd>
        <mtd>
          <mrow>
            <mn>9,49</mn>
            <mi mathvariant="italic">kJ</mi>
          </mrow>
        </mtd>
      </mtr>
      <mtr>
        <mtd>
          <msub>
            <mi>m</mi>
            <mi mathvariant="italic">Koffer</mi>
          </msub>
        </mtd>
        <mtd>
          <mrow>
            <mspace width="0.5em"/>
            <mo stretchy="false">=</mo>
            <mspace width="0.5em"/>
          </mrow>
        </mtd>
        <mtd>
          <mrow>
            <mn>25</mn>
            <mi mathvariant="italic">kg</mi>
          </mrow>
        </mtd>
      </mtr>
      <mtr>
        <mtd>
          <mi>h</mi>
        </mtd>
        <mtd>
          <mrow>
            <mspace width="0.5em"/>
            <mo stretchy="false">=</mo>
            <mspace width="0.5em"/>
          </mrow>
        </mtd>
        <mtd>
          <mrow>
            <mn>13</mn>
            <mi>m</mi>
          </mrow>
        </mtd>
      </mtr>
      <mtr>
        <mtd>
          <mi>g</mi>
        </mtd>
        <mtd>
          <mrow>
            <mspace width="0.5em"/>
            <mo stretchy="false">≈</mo>
            <mspace width="0.5em"/>
          </mrow>
        </mtd>
        <mtd>
          <mrow>
            <mn>9,81</mn>
            <mfrac>
              <mi>m</mi>
              <msup>
                <mi>s</mi>
                <mn>2</mn>
              </msup>
            </mfrac>
          </mrow>
        </mtd>
      </mtr>
    </mtable>
    <annotation encoding="StarMath 5.0">matrix {
W # `=` # ( m sub Koffer + m sub Peter ) g h ##
W # `=` # 9,49 kJ ##
m sub Koffer # `=` # 25 kg ##
h # `=` # 13 m ##
g # ` approx ` # 9,81 m over s sup 2
}</annotation>
  </semantics>
</math>
</file>